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15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line-height="115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line-height="115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justify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justify" fo:line-height="115%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justify" fo:line-height="115%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Абзацсписка" style:list-style-name="LFO11" style:family="paragraph">
      <style:paragraph-properties fo:text-align="justify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justify" fo:line-height="15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justify" fo:line-height="15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justify" fo:line-height="15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Абзацсписка" style:list-style-name="LFO10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Абзацсписка" style:list-style-name="LFO10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justify" fo:line-height="150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justify" fo:line-height="15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line-height="150%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Абзацсписка" style:list-style-name="LFO9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Абзацсписка" style:list-style-name="LFO9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5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 fo:line-height="15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line-height="15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Абзацсписка" style:list-style-name="LFO8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Абзацсписка" style:list-style-name="LFO7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Абзацсписка" style:list-style-name="LFO7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Абзацсписка" style:list-style-name="LFO6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Абзацсписка" style:list-style-name="LFO5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Абзацсписка" style:list-style-name="LFO4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Абзацсписка" style:list-style-name="LFO4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Абзацсписка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Абзацсписка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Абзацсписка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Абзацсписка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Абзацсписка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Абзацсписка" style:list-style-name="LFO9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line-height="150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Абзацсписка" style:list-style-name="LFO9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justify" fo:line-height="15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line-height="15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line-height="150%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Абзацсписка" style:list-style-name="LFO2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Абзацсписка" style:list-style-name="LFO2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Абзацсписка" style:list-style-name="LFO2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Абзацсписка" style:list-style-name="LFO9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Абзацсписка" style:list-style-name="LFO1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Абзацсписка" style:list-style-name="LFO1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fo:line-height="150%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Обычный" style:family="paragraph">
      <style:paragraph-properties fo:text-align="justify" fo:line-height="150%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9" style:parent-style-name="Обычный" style:family="paragraph">
      <style:paragraph-properties fo:text-align="justify" fo:line-height="150%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center" fo:line-height="115%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Абзацсписка" style:list-style-name="LFO1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Абзацсписка" style:list-style-name="LFO12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Абзацсписка" style:list-style-name="LFO12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Абзацсписка" style:list-style-name="LFO12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9" style:parent-style-name="Обычный" style:family="paragraph">
      <style:paragraph-properties fo:line-height="115%" fo:margin-left="0.5in">
        <style:tab-stops/>
      </style:paragraph-properties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1" style:parent-style-name="Обычный" style:family="paragraph">
      <style:paragraph-properties fo:line-height="115%" fo:margin-left="0.5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line-height="115%" fo:margin-left="0.5in">
        <style:tab-stops/>
      </style:paragraph-properties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line-height="115%" fo:margin-left="0.5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line-height="115%" fo:margin-left="0.5in">
        <style:tab-stops/>
      </style:paragraph-properties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9" style:parent-style-name="Обычный" style:family="paragraph">
      <style:paragraph-properties fo:line-height="115%" fo:margin-left="0.5in">
        <style:tab-stops/>
      </style:paragraph-properties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1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line-height="115%" fo:margin-left="0.5in">
        <style:tab-stops/>
      </style:paragraph-properties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line-height="115%" fo:margin-left="0.5in">
        <style:tab-stops/>
      </style:paragraph-properties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8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0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1" style:parent-style-name="Обычный" style:family="paragraph">
      <style:paragraph-properties fo:line-height="115%" fo:margin-left="0.5in">
        <style:tab-stops/>
      </style:paragraph-properties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3" style:parent-style-name="Обычный" style:family="paragraph">
      <style:paragraph-properties fo:line-height="115%" fo:margin-left="0.5in">
        <style:tab-stops/>
      </style:paragraph-properties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5" style:parent-style-name="Обычный" style:family="paragraph">
      <style:paragraph-properties fo:line-height="115%" fo:margin-left="0.5in">
        <style:tab-stops/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7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8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0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1" style:parent-style-name="Обычный" style:family="paragraph">
      <style:paragraph-properties fo:line-height="115%" fo:margin-left="0.5in">
        <style:tab-stops/>
      </style:paragraph-properties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3" style:parent-style-name="Обычный" style:family="paragraph">
      <style:paragraph-properties fo:line-height="115%" fo:margin-left="0.5in">
        <style:tab-stops/>
      </style:paragraph-properties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5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6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8" style:parent-style-name="Обычный" style:family="paragraph">
      <style:paragraph-properties fo:line-height="115%" fo:margin-left="0.5in">
        <style:tab-stops/>
      </style:paragraph-properties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0" style:parent-style-name="Обычный" style:family="paragraph">
      <style:paragraph-properties fo:line-height="115%" fo:margin-left="0.5in">
        <style:tab-stops/>
      </style:paragraph-properties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2" style:parent-style-name="Обычный" style:family="paragraph">
      <style:paragraph-properties fo:line-height="115%" fo:margin-left="0.5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4" style:parent-style-name="Обычный" style:family="paragraph">
      <style:paragraph-properties fo:line-height="115%" fo:margin-left="0.5in">
        <style:tab-stops/>
      </style:paragraph-properties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6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9" style:parent-style-name="Обычный" style:family="paragraph">
      <style:paragraph-properties fo:line-height="115%" fo:margin-left="0.5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1" style:parent-style-name="Обычный" style:family="paragraph">
      <style:paragraph-properties fo:line-height="115%" fo:margin-left="0.5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3" style:parent-style-name="Обычный" style:family="paragraph">
      <style:paragraph-properties fo:line-height="115%" fo:margin-left="0.5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5" style:parent-style-name="Обычный" style:family="paragraph">
      <style:paragraph-properties fo:line-height="115%" fo:margin-left="0.4916in">
        <style:tab-stops/>
      </style:paragraph-properties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7" style:parent-style-name="Обычный" style:family="paragraph">
      <style:paragraph-properties fo:line-height="115%" fo:margin-left="0.4916in">
        <style:tab-stops/>
      </style:paragraph-properties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9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0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1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2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3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5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7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8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9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0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1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2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3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5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ТЕХНИЧЕСКОЕ ЗАДАНИЕ</text:span></text:p>
      <text:p text:style-name="P3"><text:span text:style-name="T4">На создание<text:s/></text:span><text:span text:style-name="T5">системы</text:span></text:p>
      <text:p text:style-name="P6">&lt;&lt;Модули<text:s/>обработки изображений и взаимодействия с пользователем&gt;&gt;</text:p>
      <text:p text:style-name="P7"><text:span text:style-name="T8">(Проект 3)</text:span></text:p>
      <text:p text:style-name="P9"><text:span text:style-name="T10">Основания для разработки: Задание на производственной практик</text:span><text:span text:style-name="T11">е</text:span></text:p>
      <text:p text:style-name="P12"><text:span text:style-name="T13">Заказчик: ООО &lt;&lt; <text:s/>Малленом Системс &gt;&gt;</text:span></text:p>
      <text:p text:style-name="P14"><text:span text:style-name="T15">Исполнитель: Никифоров А. Д.</text:span></text:p>
      <text:list text:style-name="LFO11" text:continue-numbering="true">
        <text:list-item>
          <text:p text:style-name="P16">Назначение <text:s/>и цели создания системы</text:p>
        </text:list-item>
      </text:list>
      <text:p text:style-name="P17"><text:span text:style-name="T18">1.1 Назначение:</text:span></text:p>
      <text:p text:style-name="P19"><text:span text:style-name="T20">Система предназначена для выполнения базовых</text:span><text:span text:style-name="T21"><text:s/></text:span><text:span text:style-name="T22">функций</text:span><text:span text:style-name="T23"><text:s/>обработки изображений через графический интерфейс пользователя</text:span><text:span text:style-name="T24">.</text:span></text:p>
      <text:p text:style-name="P25"><text:span text:style-name="T26">1.2 Цели:</text:span></text:p>
      <text:list text:style-name="LFO10" text:continue-numbering="true">
        <text:list-item>
          <text:p text:style-name="P27">Создание кода для<text:s/>получение информации об изображении и переименование изображения.</text:p>
        </text:list-item>
        <text:list-item>
          <text:p text:style-name="P28">Обеспечение пользователя удобным функционалом обработки изображений.</text:p>
        </text:list-item>
      </text:list>
      <text:p text:style-name="P29"/>
      <text:p text:style-name="P30"><text:span text:style-name="T31">2.<text:s/></text:span><text:span text:style-name="T32"><text:s/>Требования к системе</text:span></text:p>
      <text:p text:style-name="P33"><text:span text:style-name="T34">2.1 Требования к структуре и<text:s/></text:span><text:span text:style-name="T35"><text:s/>работоспособности системы</text:span></text:p>
      <text:p text:style-name="P36"><text:span text:style-name="T37">Система обязана состоять из двух программных модулей:</text:span></text:p>
      <text:list text:style-name="LFO9" text:continue-numbering="true">
        <text:list-item>
          <text:p text:style-name="P38">Модуль<text:s/>обработки и работы с изображениями</text:p>
        </text:list-item>
        <text:list-item>
          <text:p text:style-name="P39">Модуль взаимодействия с пользователем и формирование хранений данных</text:p>
        </text:list-item>
      </text:list>
      <text:p text:style-name="P40"/>
      <text:p text:style-name="P41"/>
      <text:p text:style-name="P42"><text:span text:style-name="T43">2.1.1</text:span><text:span text:style-name="T44"><text:s/>Требования к пользователю</text:span></text:p>
      <text:p text:style-name="P45"><text:span text:style-name="T46">Система предназначена для любых пользователей с любым уровнем навыков</text:span><text:span text:style-name="T47"><text:s/>использования ПК.</text:span><text:span text:style-name="T48"><text:s/>Специальная военная-промышленная подготовка не требуется.</text:span></text:p>
      <text:p text:style-name="P49"><text:span text:style-name="T50">2.1.2 Требования к надёжности</text:span></text:p>
      <text:list text:style-name="LFO8" text:continue-numbering="true">
        <text:list-item>
          <text:p text:style-name="P51">Система<text:s/>должна безотказна<text:s/>обрабатывать все ошибки получены в ходе различных действий со стороны пользователя и со стороны программного обеспечения, сообщая об<text:s/>возможных<text:s/>ошибках на стороне пользователя или программного обеспечения.</text:p>
        </text:list-item>
      </text:list>
      <text:p text:style-name="P52"><text:span text:style-name="T53">2.1.3 Требования к<text:s/></text:span><text:span text:style-name="T54">интерфейсу</text:span></text:p>
      <text:p text:style-name="P55"><text:span text:style-name="T56">Интерфейс программы для пользователя должен быть</text:span><text:span text:style-name="T57"><text:s/>интуитивно понятным и удобным</text:span><text:span text:style-name="T58">, а также должен пользователю сообщать если он сделал, что-то не так.</text:span></text:p>
      <text:p text:style-name="P59"><text:span text:style-name="T60">2.1.4 Требования</text:span><text:span text:style-name="T61"><text:s/>к пользования</text:span><text:span text:style-name="T62">, сервисное обслуживание</text:span></text:p>
      <text:p text:style-name="P63"><text:span text:style-name="T64">Система обязана функционировать на<text:s/></text:span><text:span text:style-name="T65">всех возможных<text:s/></text:span><text:span text:style-name="T66">конфигурациях персональных компьютеров</text:span><text:span text:style-name="T67"><text:s/>с любой ОС</text:span><text:span text:style-name="T68"><text:s/>Windows\Linux/macOS <text:s/>при наличие ус</text:span><text:span text:style-name="T69">т</text:span><text:span text:style-name="T70">ановленного Python</text:span><text:span text:style-name="T71">.</text:span></text:p>
      <text:p text:style-name="P72"><text:span text:style-name="T73">2.2 Требования к функциям выполняемым системой</text:span></text:p>
      <text:p text:style-name="P74"><text:span text:style-name="T75">Модуль обработки и работы с изображениями</text:span></text:p>
      <text:list text:style-name="LFO7" text:continue-numbering="true">
        <text:list-item>
          <text:p text:style-name="P76">Выдача информацию о изображении (Размер, разрешение, дата создания)</text:p>
        </text:list-item>
        <text:list-item>
          <text:p text:style-name="P77">Переименование названия изображения</text:p>
        </text:list-item>
      </text:list>
      <text:p text:style-name="P78"><text:span text:style-name="T79">Модуль взаимодействия с пользователем и формирование хранений данных</text:span></text:p>
      <text:list text:style-name="LFO6" text:continue-numbering="true">
        <text:list-item>
          <text:p text:style-name="P80">Пользователь задаёт путь к изображению, модуль передаёт модулю работы с изображением и выдаёт результат о данных изображения</text:p>
        </text:list-item>
      </text:list>
      <text:p text:style-name="P81"><text:span text:style-name="T82">2.3 Требования<text:s/></text:span><text:span text:style-name="T83">к видам обеспечение</text:span></text:p>
      <text:p text:style-name="P84"><text:span text:style-name="T85">2.3.1 Техническое обеспечение</text:span></text:p>
      <text:list text:style-name="LFO5" text:continue-numbering="true">
        <text:list-item>
          <text:p text:style-name="P86">Минимальные требования определяются возможностями ОС и Python</text:p>
        </text:list-item>
      </text:list>
      <text:p text:style-name="P87"><text:span text:style-name="T88">2.3.2 Программное обеспечение</text:span></text:p>
      <text:list text:style-name="LFO4" text:continue-numbering="true">
        <text:list-item>
          <text:p text:style-name="P89">Язык программирования: Python</text:p>
        </text:list-item>
        <text:list-item>
          <text:p text:style-name="P90">Основные библиотеки: Pillow (для обработки изображений)</text:p>
        </text:list-item>
      </text:list>
      <text:p text:style-name="P91"><text:span text:style-name="T92">2.4 Требования к документированию</text:span><text:span text:style-name="T93">:</text:span></text:p>
      <text:p text:style-name="P94"><text:span text:style-name="T95">В комплект входят:</text:span></text:p>
      <text:list text:style-name="LFO3" text:continue-numbering="true">
        <text:list-item>
          <text:p text:style-name="P96">Техническое задание (нынешний документ)</text:p>
        </text:list-item>
        <text:list-item>
          <text:p text:style-name="P97">Перечень программных модулей:</text:p>
        </text:list-item>
        <text:list-item>
          <text:p text:style-name="P98">Image_processor (модуль для обработки изображений)</text:p>
        </text:list-item>
        <text:list-item>
          <text:p text:style-name="P99">User_interface (модуль взаимодействия с пользователем)</text:p>
        </text:list-item>
        <text:list-item>
          <text:p text:style-name="P100">Инструкция по запуску программы.</text:p>
        </text:list-item>
      </text:list>
      <text:p text:style-name="P101"/>
      <text:p text:style-name="P102"/>
      <text:p text:style-name="P103"/>
      <text:p text:style-name="P104"/>
      <text:list text:style-name="LFO9" text:continue-numbering="true">
        <text:list-item>
          <text:p text:style-name="P105">Сроки по созданию системы</text:p>
        </text:list-item>
      </text:list>
      <text:p text:style-name="P106"><text:span text:style-name="T107">Работы по созданию системы обязаны быть выполнены в сроки, установленные организацией для производственной практики.</text:span></text:p>
      <text:list text:style-name="LFO9" text:continue-numbering="true">
        <text:list-item>
          <text:p text:style-name="P108">Контроль и приёмка системы</text:p>
        </text:list-item>
      </text:list>
      <text:p text:style-name="P109"><text:span text:style-name="T110">4.1 Испытания</text:span></text:p>
      <text:p text:style-name="P111"><text:span text:style-name="T112">Система <text:s/>должна пройти предварительные испытания (</text:span><text:span text:style-name="T113"><text:s/>тестирование)</text:span></text:p>
      <text:p text:style-name="P114"><text:span text:style-name="T115">4.2 Требования</text:span><text:span text:style-name="T116"><text:s/>к приёмке</text:span></text:p>
      <text:p text:style-name="P117"><text:span text:style-name="T118">Приёмка <text:s/>делается <text:s/>по результатам испытаний.</text:span></text:p>
      <text:p text:style-name="P119"><text:span text:style-name="T120">4.3 Итоговые испытания должны проверить:</text:span></text:p>
      <text:list text:style-name="LFO2" text:continue-numbering="true">
        <text:list-item>
          <text:p text:style-name="P121">Идентичная ли информация об изображение</text:p>
        </text:list-item>
        <text:list-item>
          <text:p text:style-name="P122">Возможность переименовывать изображение</text:p>
        </text:list-item>
        <text:list-item>
          <text:p text:style-name="P123">Корректность передачи данных между модулям</text:p>
        </text:list-item>
      </text:list>
      <text:p text:style-name="P124"/>
      <text:list text:style-name="LFO9" text:continue-numbering="true">
        <text:list-item>
          <text:p text:style-name="P125">Ожидаемый результат:</text:p>
        </text:list-item>
      </text:list>
      <text:list text:style-name="LFO1" text:continue-numbering="true">
        <text:list-item>
          <text:p text:style-name="P126">Исходный код двух модулей на Python.</text:p>
        </text:list-item>
        <text:list-item>
          <text:p text:style-name="P127">Работоспособность модулей.</text:p>
        </text:list-item>
      </text:list>
      <text:p text:style-name="P128"/>
      <text:p text:style-name="P129"><text:span text:style-name="T130">5.<text:s/></text:span><text:span text:style-name="T131">Источники и использованные материалы</text:span></text:p>
      <text:p text:style-name="P132"><text:span text:style-name="T133">1. ГОСТ <text:s/>34.602-2020 &lt;&lt;<text:s/></text:span><text:span text:style-name="T134">К</text:span><text:span text:style-name="T135">омплекс</text:span><text:span text:style-name="T136"><text:s/>стандартов на автоматизированные системы&gt;&gt;</text:span></text:p>
      <text:p text:style-name="P137"><text:span text:style-name="T138">2. Видеоматериалы об программирование на Python</text:span></text:p>
      <text:p text:style-name="P139"><text:span text:style-name="T140">3. Документация библиотеки Pillow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<text:span text:style-name="T177">Основная часть</text:span></text:p>
      <text:p text:style-name="P178"><text:span text:style-name="T179">Требовани</text:span><text:span text:style-name="T180">я</text:span></text:p>
      <text:p text:style-name="P181"><text:span text:style-name="T182">Требование к функциональным характеристикам</text:span></text:p>
      <text:p text:style-name="P183"><text:span text:style-name="T184">Модуль обработки <text:s/>и работы с изображениями</text:span></text:p>
      <text:list text:style-name="LFO13" text:continue-numbering="true">
        <text:list-item>
          <text:p text:style-name="P185">Получение различной <text:s/>информации об изображении:</text:p>
        </text:list-item>
      </text:list>
      <text:list text:style-name="LFO12" text:continue-numbering="true">
        <text:list-item>
          <text:p text:style-name="P186">Размер файла<text:s/></text:p>
        </text:list-item>
        <text:list-item>
          <text:p text:style-name="P187">Разрешение (ширина и высота в пикселях)</text:p>
        </text:list-item>
        <text:list-item>
          <text:p text:style-name="P188">Дата создания</text:p>
        </text:list-item>
      </text:list>
      <text:p text:style-name="P189"><text:span text:style-name="T190">2.Переименование файла изображения</text:span></text:p>
      <text:p text:style-name="P191"><text:span text:style-name="T192">Модуль взаимодействия с пользователем и формирования и хранения данных:</text:span></text:p>
      <text:p text:style-name="P193"><text:span text:style-name="T194">1.Приём пути к изображению от пользователя</text:span></text:p>
      <text:p text:style-name="P195"><text:span text:style-name="T196">2.Передача данных в модуль обработки изображений</text:span></text:p>
      <text:p text:style-name="P197"><text:span text:style-name="T198">3.Вывод пользователю информации об изображении</text:span></text:p>
      <text:p text:style-name="P199"><text:span text:style-name="T200">4.Сохранение данных в историю.</text:span></text:p>
      <text:p text:style-name="P201"><text:span text:style-name="T202">Требования к надёжности</text:span></text:p>
      <text:p text:style-name="P203"><text:span text:style-name="T204">1.Система обязана обрабатывать корректные и некорректные пути к файлам.</text:span></text:p>
      <text:p text:style-name="P205"><text:span text:style-name="T206">2.Обеспечить стабильную работу при стандартных условиях</text:span><text:span text:style-name="T207"><text:s/>эксплуатации.</text:span></text:p>
      <text:p text:style-name="P208"><text:span text:style-name="T209">Условия эксплуатации</text:span></text:p>
      <text:p text:style-name="P210"/>
      <text:p text:style-name="P211"><text:span text:style-name="T212">Операционная система: Windows</text:span></text:p>
      <text:p text:style-name="P213"><text:span text:style-name="T214">Наличие Python версии 3.8 и выше</text:span></text:p>
      <text:p text:style-name="P215"><text:span text:style-name="T216">Доступ к файловой системе для чтения и записи</text:span></text:p>
      <text:p text:style-name="P217"/>
      <text:p text:style-name="P218"><text:span text:style-name="T219">Требования к составу и параметрам технических средств</text:span></text:p>
      <text:p text:style-name="P220"/>
      <text:p text:style-name="P221"><text:span text:style-name="T222">Минимальный объём ОЗУ: 2 ГБ</text:span></text:p>
      <text:p text:style-name="P223"><text:span text:style-name="T224">Свободное место на диске: 400 МБ</text:span></text:p>
      <text:p text:style-name="P225"/>
      <text:p text:style-name="P226"><text:span text:style-name="T227">Требования к информационной и программной совместимости</text:span></text:p>
      <text:p text:style-name="P228"><text:span text:style-name="T229">Язык программирования:</text:span></text:p>
      <text:p text:style-name="P230"><text:span text:style-name="T231">Python</text:span></text:p>
      <text:p text:style-name="P232"><text:span text:style-name="T233">Используемые библиотеки: Pillow , os , <text:s/>datetime.</text:span></text:p>
      <text:p text:style-name="P234"><text:span text:style-name="T235">Требования к маркировке и упаковке, требования к транспортированию и хранению - не предъявляются</text:span></text:p>
      <text:p text:style-name="P236"><text:span text:style-name="T237">Стадии и этапы разработки</text:span><text:span text:style-name="T238">:</text:span></text:p>
      <text:p text:style-name="P239"><text:span text:style-name="T240">1. Проектирование архитектуры модулей<text:s/></text:span></text:p>
      <text:p text:style-name="P241"><text:span text:style-name="T242">2. Реализация функционала</text:span></text:p>
      <text:p text:style-name="P243"><text:span text:style-name="T244">3. Тестирование</text:span></text:p>
      <text:p text:style-name="P245"><text:span text:style-name="T246">4. Документирование</text:span></text:p>
      <text:p text:style-name="P247"><text:span text:style-name="T248">5. Сдача заказчику</text:span></text:p>
      <text:p text:style-name="P249"/>
      <text:p text:style-name="P250"/>
      <text:p text:style-name="P251"/>
      <text:p text:style-name="P252"/>
      <text:p text:style-name="P253"><text:span text:style-name="T254">Заключение</text:span></text:p>
      <text:p text:style-name="P255"><text:span text:style-name="T256">С целью работы мы успешно справились.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in66612@yandex.com</meta:initial-creator>
    <dc:creator>login66612@yandex.com</dc:creator>
    <meta:creation-date>2025-11-12T21:42:00Z</meta:creation-date>
    <dc:date>2025-11-12T21:42:00Z</dc:date>
    <meta:template xlink:href="Normal.dotm" xlink:type="simple"/>
    <meta:editing-cycles>1</meta:editing-cycles>
    <meta:editing-duration>PT0S</meta:editing-duration>
    <meta:document-statistic meta:page-count="1" meta:paragraph-count="9" meta:word-count="704" meta:character-count="4712" meta:row-count="33" meta:non-whitespace-character-count="4017"/>
  </office:meta>
</office:document-meta>
</file>